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なると、やっぱ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style-name="ce0" office:value-type="string">
            <text:p>L5 B - Hime Jakla</text:p>
          </table:table-cell>
          <table:table-cell table:style-name="ce0"/>
          <table:table-cell table:style-name="ce0" office:value-type="string">
            <text:p>(*squirm*... *rub*...)</text:p>
          </table:table-cell>
          <table:table-cell table:number-columns-repeated="1020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